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453in" fo:break-before="auto" style:use-optimal-row-height="true"/>
    </style:style>
    <style:style style:name="ro7" style:family="table-row">
      <style:table-row-properties style:row-height="0.4417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4193in" fo:break-before="auto" style:use-optimal-row-height="true"/>
    </style:style>
    <style:style style:name="ro12"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3">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A fossil of an ancient Pokémon that lived in the sea. It appears to be part of a plant root.</text:p>
          </table:table-cell>
          <table:table-cell office:value-type="string" calcext:value-type="string">
            <text:p>おおむかし うみに すんでいた こだい ポケモンの カセキ。 ねっこ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A fossil of an ancient Pokémon that lived in the sea. It appears to be part of a claw.</text:p>
          </table:table-cell>
          <table:table-cell office:value-type="string" calcext:value-type="string">
            <text:p>おおむかし うみに すんでいた こだい ポケモンの カセキ。 ツメ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A fossil of an ancient Pokémon that lived in the sea. It appears to be part of a seashell.</text:p>
          </table:table-cell>
          <table:table-cell office:value-type="string" calcext:value-type="string">
            <text:p>おおむかし うみに すんでいた こだい ポケモンの カセキ。かいが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A fossil of an ancient Pokémon that lived in the sea. It appears to be part of a shell.</text:p>
          </table:table-cell>
          <table:table-cell office:value-type="string" calcext:value-type="string">
            <text:p>おおむかし うみに すんでいた こだい ポケモンの カセキ。こうら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A piece of amber that contains the genetic material of an ancient Pokémon. It is clear with a reddish tint.</text:p>
          </table:table-cell>
          <table:table-cell office:value-type="string" calcext:value-type="string">
            <text:p>こだい ポケモンの いでんしが とじこめられている コハク。あかみを おびて すけている。</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A fossil from a prehistoric Pokémon that lived on the land. It appears to be part of a collar.</text:p>
          </table:table-cell>
          <table:table-cell office:value-type="string" calcext:value-type="string">
            <text:p>おおむかし ちじょうで くらした こだい ポケモンの カセキ。 えりかざり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A fossil from a prehistoric Pokémon that lived on the land. It appears to be part of a head.</text:p>
          </table:table-cell>
          <table:table-cell office:value-type="string" calcext:value-type="string">
            <text:p>おおむかし ちじょうで くらした こだい ポケモンの カセキ。 あたまの いちぶ らしい。</text:p>
          </table:table-cell>
          <table:table-cell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foss</text:p>
          </table:table-cell>
          <table:table-cell office:value-type="string" calcext:value-type="string">
            <text:p>ip-item</text:p>
          </table:table-cell>
          <table:table-cell office:value-type="string" calcext:value-type="string">
            <text:p>ic-fossil</text:p>
          </table:table-cell>
        </table:table-row>
        <table:table-row table:style-name="ro4">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office:value-type="string" calcext:value-type="string">
            <text:p>ポケモンこうこがくの うえで とても きちょうな ホネ。ショップで たかく うれ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peculiar stone that makes certain species of Pokémon evolve. It shines with a dazzling light.</text:p>
          </table:table-cell>
          <table:table-cell office:value-type="string" calcext:value-type="string">
            <text:p>ある とくていの ポケモンを しんかさせる ふしぎな いし。ひかりのように まぶし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peculiar stone that makes certain species of Pokémon evolve. It is as dark as dark can be.</text:p>
          </table:table-cell>
          <table:table-cell table:style-name="Default" office:value-type="string" calcext:value-type="string">
            <text:p>ある とくていの ポケモンを しんかさせる ふしぎな いし。やみのように くら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いし</text:p>
          </table:table-cell>
          <table:table-cell office:value-type="string" calcext:value-type="string">
            <text:p>A peculiar stone that makes certain species of Pokémon evolve. It sparkles like eyes.</text:p>
          </table:table-cell>
          <table:table-cell office:value-type="string" calcext:value-type="string">
            <text:p>ある とくていの ポケモンの しんかさせる ふしぎな いし。ひとみのように まばゆ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peculiar stone that makes certain species of Pokémon evolve. It is shaped like an egg.</text:p>
          </table:table-cell>
          <table:table-cell table:style-name="Default" office:value-type="string" calcext:value-type="string">
            <text:p>ある とくていの ポケモンを しんかさせる ふしぎな いし。 たまのように ま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evo</text:p>
          </table:table-cell>
        </table:table-row>
        <table:table-row table:style-name="ro4">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office:value-type="string" calcext:value-type="string">
            <text:p>これがないと いしのとうが くずれてしまう だいじないし。ときどき いしから こえがきこえ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80" calcext:value-type="float">
            <text:p>8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When Dialga holds it, the power of its Steel and Dragon-type moves is increased by 20%.</text:p>
          </table:table-cell>
          <table:table-cell office:value-type="string" calcext:value-type="string">
            <text:p>ディアルガに持たせると、ドラゴンタイプとはがね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When Palkia holds it, the power of its Water and Dragon-type moves is increased by 20%.</text:p>
          </table:table-cell>
          <table:table-cell office:value-type="string" calcext:value-type="string">
            <text:p>パルキアに持たせると、ドラゴンタイプとみずタイプの技の威力が1.2倍になる。</text:p>
          </table:table-cell>
          <table:table-cell office:value-type="string" calcext:value-type="string">
            <text:p>null</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60" calcext:value-type="float">
            <text:p>60</text:p>
          </table:table-cell>
          <table:table-cell office:value-type="string" calcext:value-type="string">
            <text:p>item</text:p>
          </table:table-cell>
          <table:table-cell office:value-type="string" calcext:value-type="string">
            <text:p>ip-item</text:p>
          </table:table-cell>
          <table:table-cell office:value-type="string" calcext:value-type="string">
            <text:p>ic-com</text:p>
          </table:table-cell>
        </table:table-row>
        <table:table-row table:style-name="ro4">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office:value-type="string" calcext:value-type="string">
            <text:p>さわやかな みどりの そうげ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office:value-type="string" calcext:value-type="string">
            <text:p>まっかに もえあがる ほのお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office:value-type="string" calcext:value-type="string">
            <text:p>あおい みず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office:value-type="string" calcext:value-type="string">
            <text:p>きれいな はながら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office:value-type="string" calcext:value-type="string">
            <text:p>うすぐらい たんこう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office:value-type="string" calcext:value-type="string">
            <text:p>かっこいい きかいの もよう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office:value-type="string" calcext:value-type="string">
            <text:p>おおきな ハート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office:value-type="string" calcext:value-type="string">
            <text:p>さむそうな ゆきの せかい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office:value-type="string" calcext:value-type="string">
            <text:p>ゆうだいな うちゅう くうかん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office:value-type="string" calcext:value-type="string">
            <text:p>カラフルな びんせんの えがらが プリントされた びんせん。ポケモンに もたせて つかう。</text:p>
          </table:table-cell>
          <table:table-cell office:value-type="float" office:value="50" calcext:value-type="float">
            <text:p>50</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office:value-type="string" calcext:value-type="string">
            <text:p>あざやかな にじいろ もよう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4">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office:value-type="string" calcext:value-type="string">
            <text:p>かたそうな レンガの えがらが プリントされた びんせん。 ポケモンに もたせて つかう。</text:p>
          </table:table-cell>
          <table:table-cell office:value-type="string" calcext:value-type="string">
            <text:p>null</text:p>
          </table:table-cell>
          <table:table-cell office:value-type="float" office:value="25" calcext:value-type="float">
            <text:p>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ai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office:value-type="string" calcext:value-type="string">
            <text:p>ポケモンに つかったり もたせたりすると まひ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6">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office:value-type="string" calcext:value-type="string">
            <text:p>ポケモンに つかったり もたせたりすると ねむ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office:value-type="string" calcext:value-type="string">
            <text:p>ポケモンに つかったり もたせたりすると どく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office:value-type="string" calcext:value-type="string">
            <text:p>ポケモンに つかったり もたせたりすると やけど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2">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office:value-type="string" calcext:value-type="string">
            <text:p>ポケモンに つかったり もたせたりすると こおり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office:value-type="string" calcext:value-type="string">
            <text:p>ポケモンに つかったり もたせたりすると P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office:value-type="string" calcext:value-type="string">
            <text:p>ポケモンに つかったり もたせたりすると HPを 10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office:value-type="string" calcext:value-type="string">
            <text:p>ポケモンに つかったり もたせたりすると こんらん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office:value-type="string" calcext:value-type="string">
            <text:p>ポケモンに つかったり もたせたりすると すべての じょうたい いじょう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office:value-type="string" calcext:value-type="string">
            <text:p>ポケモンに つかったり もたせたりすると HPを すこしだけ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から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イのみ </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しぶ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あま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にが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office:value-type="string" calcext:value-type="string">
            <text:p>もたせると ピンチのとき HPを かいふく できる。すっぱい あじが きらいだと こんらんも してしま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7">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office:value-type="string" calcext:value-type="string">
            <text:p>ポケモンに あげると とても なつき やすくなるが HP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office:value-type="string" calcext:value-type="string">
            <text:p>ポケモンに あげると とても なつき やすくなるが こうげき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office:value-type="string" calcext:value-type="string">
            <text:p>ポケモンに あげると とても なつき やすくなるが ぼうぎょ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office:value-type="string" calcext:value-type="string">
            <text:p>ポケモンに あげると とても なつき やすくなるが とくこ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office:value-type="string" calcext:value-type="string">
            <text:p>ポケモンに あげると とても なつき やすくなるが とくぼう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office:value-type="string" calcext:value-type="string">
            <text:p>ポケモンに あげると とても なつき やすくなるが すばやさの きそポイントは さ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ev</text:p>
          </table:table-cell>
        </table:table-row>
        <table:table-row table:style-name="ro4">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office:value-type="string" calcext:value-type="string">
            <text:p>シンオウちほうでは ポフィン という ポケモンに あげる おかしの ざいりょうとして ゆうめ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text:p>
          </table:table-cell>
        </table:table-row>
        <table:table-row table:style-name="ro4">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office:value-type="string" calcext:value-type="string">
            <text:p>ポケモンに もたせると こうかばつぐんの ほの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office:value-type="string" calcext:value-type="string">
            <text:p>もたせると こうかばつぐんの みず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office:value-type="string" calcext:value-type="string">
            <text:p>もたせると こうかばつぐんの でんき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office:value-type="string" calcext:value-type="string">
            <text:p>もたせると こうかばつぐんの くさ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office:value-type="string" calcext:value-type="string">
            <text:p>もたせると こうかばつぐんの こおり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office:value-type="string" calcext:value-type="string">
            <text:p>もたせると こうかばつぐんの かくと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office:value-type="string" calcext:value-type="string">
            <text:p>もたせると こうかばつぐんの ど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office:value-type="string" calcext:value-type="string">
            <text:p>もたせると こうかばつぐんの じめん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office:value-type="string" calcext:value-type="string">
            <text:p>もたせると こうかばつぐんの ひこう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office:value-type="string" calcext:value-type="string">
            <text:p>もたせると こうかばつぐんの エスパー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office:value-type="string" calcext:value-type="string">
            <text:p>もたせると こうかばつぐんの むし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office:value-type="string" calcext:value-type="string">
            <text:p>もたせると こうかばつぐんの い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office:value-type="string" calcext:value-type="string">
            <text:p>もたせると こうかばつぐんの ゴースト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office:value-type="string" calcext:value-type="string">
            <text:p>もたせると こうかばつぐんの ドラゴン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office:value-type="string" calcext:value-type="string">
            <text:p>もたせると こうかばつぐんの あく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office:value-type="string" calcext:value-type="string">
            <text:p>もたせると こうかばつぐんの はがね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office:value-type="string" calcext:value-type="string">
            <text:p>もたせると ノーマル わざを うけたとき いりょくが よわま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office:value-type="string" calcext:value-type="string">
            <text:p>ポケモンに もたせると ピンチのとき じぶんの こうげき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office:value-type="string" calcext:value-type="string">
            <text:p>ポケモンに もたせると ピンチのとき じぶんの ぼうぎょ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office:value-type="string" calcext:value-type="string">
            <text:p>ポケモンに もたせると ピンチのとき じぶんの すばやさ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office:value-type="string" calcext:value-type="string">
            <text:p>ポケモンに もたせると ピンチのとき じぶんの とくこ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office:value-type="string" calcext:value-type="string">
            <text:p>ポケモンに もたせると ピンチのとき じぶんの とくぼう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office:value-type="string" calcext:value-type="string">
            <text:p>ポケモンに もたせると ピンチのとき こうげきが きゅうしょに あたりやす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office:value-type="string" calcext:value-type="string">
            <text:p>ポケモンに もたせると ピンチのとき どれか 1つの のうりょくが ぐーんと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office:value-type="string" calcext:value-type="string">
            <text:p>ポケモンに もたせると こうかばつぐんの わざを うけたとき HPを かいふくす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office:value-type="string" calcext:value-type="string">
            <text:p>ポケモンに もたせると ピンチのとき いちどだけ わざの めいちゅうりつが あが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office:value-type="string" calcext:value-type="string">
            <text:p>ポケモンに もたせると ピンチのとき いちどだけ こうどうが はやくな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office:value-type="string" calcext:value-type="string">
            <text:p>ポケモンに もたせると ぶつり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4">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office:value-type="string" calcext:value-type="string">
            <text:p>ポケモンに もたせると とくしゅわざを うけたとき あいてにも ダメージを あたえる。</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10" calcext:value-type="float">
            <text:p>10</text:p>
          </table:table-cell>
          <table:table-cell office:value-type="string" calcext:value-type="string">
            <text:p>item</text:p>
          </table:table-cell>
          <table:table-cell office:value-type="string" calcext:value-type="string">
            <text:p>ip-berr</text:p>
          </table:table-cell>
          <table:table-cell office:value-type="string" calcext:value-type="string">
            <text:p>ic-berr-com</text:p>
          </table:table-cell>
        </table:table-row>
        <table:table-row table:style-name="ro1">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t the end of using a move, the holder's stats have been lowered, the White Herb restores the stat to normal. The White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 In Pokémon X &amp; Y, the item is now a Key Item and can be turned on or off. Doing so results in all Pokémon receiving the EXP. They receive 100% of the EXP if in battle, and 50% of the EXP if they were not in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Key Item</text:p>
          </table:table-cell>
          <table:table-cell office:value-type="string" calcext:value-type="string">
            <text:p>null</text:p>
          </table:table-cell>
        </table:table-row>
        <table:table-row table:style-name="ro5">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Gen 3 &amp; 4), or 20% (Gen 5 &amp; beyond) chance of attacking first if the moves all Pokémon use are within the same Speed Priority lev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In Generation IV, at the end of using a move, if the holder of this item is Infatuated, the Pokémon recovers. This item disappears after use. In Generation V, at the end of using a move, if the holder of this item is Infatuated, has a move disabled or has been affected by the moves Taunt, Encore or Torment, this item heals the holder. The Mental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9">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 In Gold, Silver, Crystal, Ruby, Sapphire, Emerald, FireRed &amp; LeafGreen, the power of Bu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 As of Pokémon Sun &amp; Moon, it no longer boosts those stats but rather increases the strength of Psychic and Dragon-type moves on Latios and Latias by 20%. As such, it is now allowed in Battle Tree and Battle Spo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 In Emerald, Diamond, Pearl, Platinum, HeartGold &amp; SoulSilver, if a Female Pokémon or a Ditto holds this in the Breeding Centre and breeds, there is a 50% chance of the offspring retaining the holder's nature. From Black 2 &amp; White 2 onwards, it is changed so that it will always pass down the nature to the offspr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 In Gold, Silver, Crystal, Ruby, Sapphire, Emerald, FireRed &amp; LeafGreen, the power of Steel-type moves is increased by 10%.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In Gold, Silver &amp; Crystal, this hold item boosts Dragon-type moves by 10%. 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9">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When this item is held by a Pikachu, the holder's Attack &amp; Special Attack is doubled In Gold, Silver, Crystal, Ruby, Sapphire, Emerald, FireRed &amp; LeafGreen, when held by a Pikachu, the holder's Special Attack wa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 In Gold, Silver, Crystal, Ruby, Sapphire, Emerald, FireRed &amp; LeafGreen, the power of Ground-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 In Gold, Silver, Crystal, Ruby, Sapphire, Emerald, FireRed &amp; LeafGreen, the power of Roc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 In Gold, Silver, Crystal, Ruby, Sapphire, Emerald, FireRed &amp; LeafGreen, the power of Grass-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 In Gold, Silver, Crystal, Ruby, Sapphire, Emerald, FireRed &amp; LeafGreen, the power of Dar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 In Gold, Silver, Crystal, Ruby, Sapphire, Emerald, FireRed &amp; LeafGreen, the power of Fight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 In Gold, Silver, Crystal, Ruby, Sapphire, Emerald, FireRed &amp; LeafGreen, the power of Electr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 In Gold, Silver, Crystal, Ruby, Sapphire, Emerald, FireRed &amp; LeafGreen, the power of Water-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 In Gold, Silver, Crystal, Ruby, Sapphire, Emerald, FireRed &amp; LeafGreen, the power of Fly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 In Gold, Silver, Crystal, Ruby, Sapphire, Emerald, FireRed &amp; LeafGreen, the power of Pois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 In Gold, Silver, Crystal, Ruby, Sapphire, Emerald, FireRed &amp; LeafGreen, the power of Ic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 In Gold, Silver, Crystal, Ruby, Sapphire, Emerald, FireRed &amp; LeafGreen, the power of Ghost-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 In Gold, Silver, Crystal, Ruby, Sapphire, Emerald, FireRed &amp; LeafGreen, the power of Psych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 In Gold, Silver, Crystal, Ruby, Sapphire, Emerald, FireRed &amp; LeafGreen, the power of Fir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 In Gold, Silver, Crystal, Ruby, Sapphire, Emerald, FireRed &amp; LeafGreen, the power of Drag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 In Ruby, Sapphire, Emerald, FireRed &amp; LeafGreen, the power of Normal-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3">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 If attached to a female Marill or Azumarill and put in the breeding centre with a compatible father, the baby will hatch into an Azuril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When this item is held, the holder's evasion is increased by 5% If attached to a female Wobbuffet and put in the breeding centre with a compatible father, the baby will hatch into an Wynau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When this item is held by a Ditto, the holder's initial Defence &amp; Special Defence stats are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Bounce, Dig, Dive, Fly, Razor Wind, Skull Bash, Sky Attack or Solarbeam, the turn where the Pokémon charges is skipped and the Pokémon immediately attacks. The Power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0">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 of its original power up to Black &amp; White, and 20% of its original power from Black &amp; White. The effect stops increasing once it hits 100% and resets if another move is u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 As of Pokémon X &amp; Y, this item, when attached to a Pokémon while breeding, will cause the baby Pokémon to inherit 5 IVs from its par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this item is held by a Pokémon, if the holder uses the moves Bind, Wrap, Fire Spin, Clamp, Whirlpool, Uproar, Outrage or Sand Tomb, the move will last 7 tur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reduced by 50%. For every battle it has, in addition to the Effort Values gained in the battle, it will gain 4 Hit Points Effort Values. As of Pokémon Sun &amp; Moon, it now gives 8 Effort Values From HeartGold/SoulSilver, if you attach it to one of the Pokémon in the Day Care, it will guarantee that the offspring will have the holder's Hit Points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reduced by 50%. For every battle it has, in addition to the Effort Values gained in the battle, it will gain 4 Attack Effort Values. As of Pokémon Sun &amp; Moon, it now gives 8 Effort Values From HeartGold/SoulSilver, if you attach it to one of the Pokémon in the Day Care, it will guarantee that the offspring will have the holder's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When this item is held by a Pokémon, the holder's Speed is reduced by 50%. For every battle it has, in addition to the Effort Values gained in the battle, it will gain 4 Defence Effort Values. As of Pokémon Sun &amp; Moon, it now gives 8 Effort Values From HeartGold/SoulSilver, if you attach it to one of the Pokémon in the Day Care, it will guarantee that the offspring will have the holder's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reduced by 50%. For every battle it has, in addition to the Effort Values gained in the battle, it will gain 4 Special Attack Effort Values. As of Pokémon Sun &amp; Moon, it now gives 8 Effort Values From HeartGold/SoulSilver, if you attach it to one of the Pokémon in the Day Care, it will guarantee that the offspring will have the holder's Special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reduced by 50%. For every battle it has, in addition to the Effort Values gained in the battle, it will gain 4 Special Defence Effort Values. As of Pokémon Sun &amp; Moon, it now gives 8 Effort Values From HeartGold/SoulSilver, if you attach it to one of the Pokémon in the Day Care, it will guarantee that the offspring will have the holder's Special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reduced by 50%. For every battle it has, in addition to the Effort Values gained in the battle, it will gain 4 Speed Effort Values. As of Pokémon Sun &amp; Moon, it now gives 8 Effort Values From HeartGold/SoulSilver, if you attach it to one of the Pokémon in the Day Care, it will guarantee that the offspring will have the holder's Speed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if the trainer tries to switch the holder with another Pokémon, the switch is not affected by any moves or abilities which would prvent it leav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When this item is held by a Pokémon, if it uses the moves Absorb, Aqua Ring, Drain Punch, Draining Kiss, Dream Eater, Giga Drain, Horn Leech, Ingrain, Leech Life, Leech Seed, Mega Drain, Oblivion Wing or Parabolic Charge, the HP it recovers is increased by 3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 If given to Arceus to hold, Arceus becomes Fir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 If given to Arceus to hold, Arceus becomes Water-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 If given to Arceus to hold, Arceus becomes Electr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 If given to Arceus to hold, Arceus becomes Grass-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 If given to Arceus to hold, Arceus becomes Ic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 If given to Arceus to hold, Arceus becomes Fight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 If given to Arceus to hold, Arceus becomes Pois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 If given to Arceus to hold, Arceus becomes Ground-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 If given to Arceus to hold, Arceus becomes Fly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 If given to Arceus to hold, Arceus becomes Psych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 If given to Arceus to hold, Arceus becomes Bu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 If given to Arceus to hold, Arceus becomes Roc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 If given to Arceus to hold, Arceus becomes Ghost-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 If given to Arceus to hold, Arceus becomes Drag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 If given to Arceus to hold, Arceus becomes Dar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 If given to Arceus to hold, Arceus becomes Steel-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 If attached to a female Mr. Mime and put in the breeding centre with a compatible father, the baby will hatch into an Mime J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 If attached to a female Sudowoodo and put in the breeding centre with a compatible father, the baby will hatch into an Bons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 If attached to a female Snorlax and put in the breeding centre with a compatible father, the baby will hatch into an Munchlax.</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 If attached to a female Mantine and put in the breeding centre with a compatible father, the baby will hatch into an Manty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 If attached to a female Roselia or Roserade and put in the breeding centre with a compatible father, the baby will hatch into an Bude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9">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 If attached to a Chansey or Blissey and put in the breeding centre with a compatible father, the baby will hatch into an Happin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8">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 If attached to a female Chimecho and put in the breeding centre with a compatible father, the baby will hatch into an Ching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 This item, if the holder is of a certain species and levels up,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9">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 This item, if the holder is of a certain species and levels up at nigh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tm01</text:p>
          </table:table-cell>
          <table:table-cell office:value-type="string" calcext:value-type="string">
            <text:p>TM01</text:p>
          </table:table-cell>
          <table:table-cell office:value-type="string" calcext:value-type="string">
            <text:p>No.0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2</text:p>
          </table:table-cell>
          <table:table-cell office:value-type="string" calcext:value-type="string">
            <text:p>TM02</text:p>
          </table:table-cell>
          <table:table-cell office:value-type="string" calcext:value-type="string">
            <text:p>No.0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3</text:p>
          </table:table-cell>
          <table:table-cell office:value-type="string" calcext:value-type="string">
            <text:p>TM03</text:p>
          </table:table-cell>
          <table:table-cell office:value-type="string" calcext:value-type="string">
            <text:p>No.0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4</text:p>
          </table:table-cell>
          <table:table-cell office:value-type="string" calcext:value-type="string">
            <text:p>TM04</text:p>
          </table:table-cell>
          <table:table-cell office:value-type="string" calcext:value-type="string">
            <text:p>No.0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5</text:p>
          </table:table-cell>
          <table:table-cell office:value-type="string" calcext:value-type="string">
            <text:p>TM05</text:p>
          </table:table-cell>
          <table:table-cell office:value-type="string" calcext:value-type="string">
            <text:p>No.0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6</text:p>
          </table:table-cell>
          <table:table-cell office:value-type="string" calcext:value-type="string">
            <text:p>TM06</text:p>
          </table:table-cell>
          <table:table-cell office:value-type="string" calcext:value-type="string">
            <text:p>No.0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7</text:p>
          </table:table-cell>
          <table:table-cell office:value-type="string" calcext:value-type="string">
            <text:p>TM07</text:p>
          </table:table-cell>
          <table:table-cell office:value-type="string" calcext:value-type="string">
            <text:p>No.0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8</text:p>
          </table:table-cell>
          <table:table-cell office:value-type="string" calcext:value-type="string">
            <text:p>TM08</text:p>
          </table:table-cell>
          <table:table-cell office:value-type="string" calcext:value-type="string">
            <text:p>No.0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9</text:p>
          </table:table-cell>
          <table:table-cell office:value-type="string" calcext:value-type="string">
            <text:p>TM09</text:p>
          </table:table-cell>
          <table:table-cell office:value-type="string" calcext:value-type="string">
            <text:p>No.0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0</text:p>
          </table:table-cell>
          <table:table-cell office:value-type="string" calcext:value-type="string">
            <text:p>TM10</text:p>
          </table:table-cell>
          <table:table-cell office:value-type="string" calcext:value-type="string">
            <text:p>No.1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1</text:p>
          </table:table-cell>
          <table:table-cell office:value-type="string" calcext:value-type="string">
            <text:p>TM11</text:p>
          </table:table-cell>
          <table:table-cell office:value-type="string" calcext:value-type="string">
            <text:p>No.1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2</text:p>
          </table:table-cell>
          <table:table-cell office:value-type="string" calcext:value-type="string">
            <text:p>TM12</text:p>
          </table:table-cell>
          <table:table-cell office:value-type="string" calcext:value-type="string">
            <text:p>No.1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3</text:p>
          </table:table-cell>
          <table:table-cell office:value-type="string" calcext:value-type="string">
            <text:p>TM13</text:p>
          </table:table-cell>
          <table:table-cell office:value-type="string" calcext:value-type="string">
            <text:p>No.1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4</text:p>
          </table:table-cell>
          <table:table-cell office:value-type="string" calcext:value-type="string">
            <text:p>TM14</text:p>
          </table:table-cell>
          <table:table-cell office:value-type="string" calcext:value-type="string">
            <text:p>No.1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5</text:p>
          </table:table-cell>
          <table:table-cell office:value-type="string" calcext:value-type="string">
            <text:p>TM15</text:p>
          </table:table-cell>
          <table:table-cell office:value-type="string" calcext:value-type="string">
            <text:p>No.1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6</text:p>
          </table:table-cell>
          <table:table-cell office:value-type="string" calcext:value-type="string">
            <text:p>TM16</text:p>
          </table:table-cell>
          <table:table-cell office:value-type="string" calcext:value-type="string">
            <text:p>No.1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7</text:p>
          </table:table-cell>
          <table:table-cell office:value-type="string" calcext:value-type="string">
            <text:p>TM17</text:p>
          </table:table-cell>
          <table:table-cell office:value-type="string" calcext:value-type="string">
            <text:p>No.1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8</text:p>
          </table:table-cell>
          <table:table-cell office:value-type="string" calcext:value-type="string">
            <text:p>TM18</text:p>
          </table:table-cell>
          <table:table-cell office:value-type="string" calcext:value-type="string">
            <text:p>No.1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9</text:p>
          </table:table-cell>
          <table:table-cell office:value-type="string" calcext:value-type="string">
            <text:p>TM19</text:p>
          </table:table-cell>
          <table:table-cell office:value-type="string" calcext:value-type="string">
            <text:p>No.1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0</text:p>
          </table:table-cell>
          <table:table-cell office:value-type="string" calcext:value-type="string">
            <text:p>TM20</text:p>
          </table:table-cell>
          <table:table-cell office:value-type="string" calcext:value-type="string">
            <text:p>No.2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1</text:p>
          </table:table-cell>
          <table:table-cell office:value-type="string" calcext:value-type="string">
            <text:p>TM21</text:p>
          </table:table-cell>
          <table:table-cell office:value-type="string" calcext:value-type="string">
            <text:p>No.2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2</text:p>
          </table:table-cell>
          <table:table-cell office:value-type="string" calcext:value-type="string">
            <text:p>TM22</text:p>
          </table:table-cell>
          <table:table-cell office:value-type="string" calcext:value-type="string">
            <text:p>No.2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3</text:p>
          </table:table-cell>
          <table:table-cell office:value-type="string" calcext:value-type="string">
            <text:p>TM23</text:p>
          </table:table-cell>
          <table:table-cell office:value-type="string" calcext:value-type="string">
            <text:p>No.2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4</text:p>
          </table:table-cell>
          <table:table-cell office:value-type="string" calcext:value-type="string">
            <text:p>TM24</text:p>
          </table:table-cell>
          <table:table-cell office:value-type="string" calcext:value-type="string">
            <text:p>No.2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5</text:p>
          </table:table-cell>
          <table:table-cell office:value-type="string" calcext:value-type="string">
            <text:p>TM25</text:p>
          </table:table-cell>
          <table:table-cell office:value-type="string" calcext:value-type="string">
            <text:p>No.2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6</text:p>
          </table:table-cell>
          <table:table-cell office:value-type="string" calcext:value-type="string">
            <text:p>TM26</text:p>
          </table:table-cell>
          <table:table-cell office:value-type="string" calcext:value-type="string">
            <text:p>No.2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7</text:p>
          </table:table-cell>
          <table:table-cell office:value-type="string" calcext:value-type="string">
            <text:p>TM27</text:p>
          </table:table-cell>
          <table:table-cell office:value-type="string" calcext:value-type="string">
            <text:p>No.2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8</text:p>
          </table:table-cell>
          <table:table-cell office:value-type="string" calcext:value-type="string">
            <text:p>TM28</text:p>
          </table:table-cell>
          <table:table-cell office:value-type="string" calcext:value-type="string">
            <text:p>No.2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9</text:p>
          </table:table-cell>
          <table:table-cell office:value-type="string" calcext:value-type="string">
            <text:p>TM29</text:p>
          </table:table-cell>
          <table:table-cell office:value-type="string" calcext:value-type="string">
            <text:p>No.2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0</text:p>
          </table:table-cell>
          <table:table-cell office:value-type="string" calcext:value-type="string">
            <text:p>TM30</text:p>
          </table:table-cell>
          <table:table-cell office:value-type="string" calcext:value-type="string">
            <text:p>No.3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1</text:p>
          </table:table-cell>
          <table:table-cell office:value-type="string" calcext:value-type="string">
            <text:p>TM31</text:p>
          </table:table-cell>
          <table:table-cell office:value-type="string" calcext:value-type="string">
            <text:p>No.3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2</text:p>
          </table:table-cell>
          <table:table-cell office:value-type="string" calcext:value-type="string">
            <text:p>TM32</text:p>
          </table:table-cell>
          <table:table-cell office:value-type="string" calcext:value-type="string">
            <text:p>No.3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3</text:p>
          </table:table-cell>
          <table:table-cell office:value-type="string" calcext:value-type="string">
            <text:p>TM33</text:p>
          </table:table-cell>
          <table:table-cell office:value-type="string" calcext:value-type="string">
            <text:p>No.3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4</text:p>
          </table:table-cell>
          <table:table-cell office:value-type="string" calcext:value-type="string">
            <text:p>TM34</text:p>
          </table:table-cell>
          <table:table-cell office:value-type="string" calcext:value-type="string">
            <text:p>No.3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5</text:p>
          </table:table-cell>
          <table:table-cell office:value-type="string" calcext:value-type="string">
            <text:p>TM35</text:p>
          </table:table-cell>
          <table:table-cell office:value-type="string" calcext:value-type="string">
            <text:p>No.3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6</text:p>
          </table:table-cell>
          <table:table-cell office:value-type="string" calcext:value-type="string">
            <text:p>TM36</text:p>
          </table:table-cell>
          <table:table-cell office:value-type="string" calcext:value-type="string">
            <text:p>No.3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7</text:p>
          </table:table-cell>
          <table:table-cell office:value-type="string" calcext:value-type="string">
            <text:p>TM37</text:p>
          </table:table-cell>
          <table:table-cell office:value-type="string" calcext:value-type="string">
            <text:p>No.3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8</text:p>
          </table:table-cell>
          <table:table-cell office:value-type="string" calcext:value-type="string">
            <text:p>TM38</text:p>
          </table:table-cell>
          <table:table-cell office:value-type="string" calcext:value-type="string">
            <text:p>No.3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9</text:p>
          </table:table-cell>
          <table:table-cell office:value-type="string" calcext:value-type="string">
            <text:p>TM39</text:p>
          </table:table-cell>
          <table:table-cell office:value-type="string" calcext:value-type="string">
            <text:p>No.3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0</text:p>
          </table:table-cell>
          <table:table-cell office:value-type="string" calcext:value-type="string">
            <text:p>TM40</text:p>
          </table:table-cell>
          <table:table-cell office:value-type="string" calcext:value-type="string">
            <text:p>No.4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1</text:p>
          </table:table-cell>
          <table:table-cell office:value-type="string" calcext:value-type="string">
            <text:p>TM41</text:p>
          </table:table-cell>
          <table:table-cell office:value-type="string" calcext:value-type="string">
            <text:p>No.4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2</text:p>
          </table:table-cell>
          <table:table-cell office:value-type="string" calcext:value-type="string">
            <text:p>TM42</text:p>
          </table:table-cell>
          <table:table-cell office:value-type="string" calcext:value-type="string">
            <text:p>No.4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3</text:p>
          </table:table-cell>
          <table:table-cell office:value-type="string" calcext:value-type="string">
            <text:p>TM43</text:p>
          </table:table-cell>
          <table:table-cell office:value-type="string" calcext:value-type="string">
            <text:p>No.4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4</text:p>
          </table:table-cell>
          <table:table-cell office:value-type="string" calcext:value-type="string">
            <text:p>TM44</text:p>
          </table:table-cell>
          <table:table-cell office:value-type="string" calcext:value-type="string">
            <text:p>No.4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5</text:p>
          </table:table-cell>
          <table:table-cell office:value-type="string" calcext:value-type="string">
            <text:p>TM45</text:p>
          </table:table-cell>
          <table:table-cell office:value-type="string" calcext:value-type="string">
            <text:p>No.4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6</text:p>
          </table:table-cell>
          <table:table-cell office:value-type="string" calcext:value-type="string">
            <text:p>TM46</text:p>
          </table:table-cell>
          <table:table-cell office:value-type="string" calcext:value-type="string">
            <text:p>No.4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7</text:p>
          </table:table-cell>
          <table:table-cell office:value-type="string" calcext:value-type="string">
            <text:p>TM47</text:p>
          </table:table-cell>
          <table:table-cell office:value-type="string" calcext:value-type="string">
            <text:p>No.4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8</text:p>
          </table:table-cell>
          <table:table-cell office:value-type="string" calcext:value-type="string">
            <text:p>TM48</text:p>
          </table:table-cell>
          <table:table-cell office:value-type="string" calcext:value-type="string">
            <text:p>No.4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9</text:p>
          </table:table-cell>
          <table:table-cell office:value-type="string" calcext:value-type="string">
            <text:p>TM49</text:p>
          </table:table-cell>
          <table:table-cell office:value-type="string" calcext:value-type="string">
            <text:p>No.4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0</text:p>
          </table:table-cell>
          <table:table-cell office:value-type="string" calcext:value-type="string">
            <text:p>TM50</text:p>
          </table:table-cell>
          <table:table-cell office:value-type="string" calcext:value-type="string">
            <text:p>No.5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1</text:p>
          </table:table-cell>
          <table:table-cell office:value-type="string" calcext:value-type="string">
            <text:p>TM51</text:p>
          </table:table-cell>
          <table:table-cell office:value-type="string" calcext:value-type="string">
            <text:p>No.5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2</text:p>
          </table:table-cell>
          <table:table-cell office:value-type="string" calcext:value-type="string">
            <text:p>TM52</text:p>
          </table:table-cell>
          <table:table-cell office:value-type="string" calcext:value-type="string">
            <text:p>No.5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3</text:p>
          </table:table-cell>
          <table:table-cell office:value-type="string" calcext:value-type="string">
            <text:p>TM53</text:p>
          </table:table-cell>
          <table:table-cell office:value-type="string" calcext:value-type="string">
            <text:p>No.5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4</text:p>
          </table:table-cell>
          <table:table-cell office:value-type="string" calcext:value-type="string">
            <text:p>TM54</text:p>
          </table:table-cell>
          <table:table-cell office:value-type="string" calcext:value-type="string">
            <text:p>No.5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5</text:p>
          </table:table-cell>
          <table:table-cell office:value-type="string" calcext:value-type="string">
            <text:p>TM55</text:p>
          </table:table-cell>
          <table:table-cell office:value-type="string" calcext:value-type="string">
            <text:p>No.5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6</text:p>
          </table:table-cell>
          <table:table-cell office:value-type="string" calcext:value-type="string">
            <text:p>TM56</text:p>
          </table:table-cell>
          <table:table-cell office:value-type="string" calcext:value-type="string">
            <text:p>No.5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7</text:p>
          </table:table-cell>
          <table:table-cell office:value-type="string" calcext:value-type="string">
            <text:p>TM57</text:p>
          </table:table-cell>
          <table:table-cell office:value-type="string" calcext:value-type="string">
            <text:p>No.5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8</text:p>
          </table:table-cell>
          <table:table-cell office:value-type="string" calcext:value-type="string">
            <text:p>TM58</text:p>
          </table:table-cell>
          <table:table-cell office:value-type="string" calcext:value-type="string">
            <text:p>No.5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9</text:p>
          </table:table-cell>
          <table:table-cell office:value-type="string" calcext:value-type="string">
            <text:p>TM59</text:p>
          </table:table-cell>
          <table:table-cell office:value-type="string" calcext:value-type="string">
            <text:p>No.5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0</text:p>
          </table:table-cell>
          <table:table-cell office:value-type="string" calcext:value-type="string">
            <text:p>TM60</text:p>
          </table:table-cell>
          <table:table-cell office:value-type="string" calcext:value-type="string">
            <text:p>No.6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1</text:p>
          </table:table-cell>
          <table:table-cell office:value-type="string" calcext:value-type="string">
            <text:p>TM61</text:p>
          </table:table-cell>
          <table:table-cell office:value-type="string" calcext:value-type="string">
            <text:p>No.6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2</text:p>
          </table:table-cell>
          <table:table-cell office:value-type="string" calcext:value-type="string">
            <text:p>TM62</text:p>
          </table:table-cell>
          <table:table-cell office:value-type="string" calcext:value-type="string">
            <text:p>No.6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3</text:p>
          </table:table-cell>
          <table:table-cell office:value-type="string" calcext:value-type="string">
            <text:p>TM63</text:p>
          </table:table-cell>
          <table:table-cell office:value-type="string" calcext:value-type="string">
            <text:p>No.6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4</text:p>
          </table:table-cell>
          <table:table-cell office:value-type="string" calcext:value-type="string">
            <text:p>TM64</text:p>
          </table:table-cell>
          <table:table-cell office:value-type="string" calcext:value-type="string">
            <text:p>No.6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5</text:p>
          </table:table-cell>
          <table:table-cell office:value-type="string" calcext:value-type="string">
            <text:p>TM65</text:p>
          </table:table-cell>
          <table:table-cell office:value-type="string" calcext:value-type="string">
            <text:p>No.6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6</text:p>
          </table:table-cell>
          <table:table-cell office:value-type="string" calcext:value-type="string">
            <text:p>TM66</text:p>
          </table:table-cell>
          <table:table-cell office:value-type="string" calcext:value-type="string">
            <text:p>No.6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7</text:p>
          </table:table-cell>
          <table:table-cell office:value-type="string" calcext:value-type="string">
            <text:p>TM67</text:p>
          </table:table-cell>
          <table:table-cell office:value-type="string" calcext:value-type="string">
            <text:p>No.6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8</text:p>
          </table:table-cell>
          <table:table-cell office:value-type="string" calcext:value-type="string">
            <text:p>TM68</text:p>
          </table:table-cell>
          <table:table-cell office:value-type="string" calcext:value-type="string">
            <text:p>No.6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9</text:p>
          </table:table-cell>
          <table:table-cell office:value-type="string" calcext:value-type="string">
            <text:p>TM69</text:p>
          </table:table-cell>
          <table:table-cell office:value-type="string" calcext:value-type="string">
            <text:p>No.6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0</text:p>
          </table:table-cell>
          <table:table-cell office:value-type="string" calcext:value-type="string">
            <text:p>TM70</text:p>
          </table:table-cell>
          <table:table-cell office:value-type="string" calcext:value-type="string">
            <text:p>No.7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1</text:p>
          </table:table-cell>
          <table:table-cell office:value-type="string" calcext:value-type="string">
            <text:p>TM71</text:p>
          </table:table-cell>
          <table:table-cell office:value-type="string" calcext:value-type="string">
            <text:p>No.7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2</text:p>
          </table:table-cell>
          <table:table-cell office:value-type="string" calcext:value-type="string">
            <text:p>TM72</text:p>
          </table:table-cell>
          <table:table-cell office:value-type="string" calcext:value-type="string">
            <text:p>No.7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3</text:p>
          </table:table-cell>
          <table:table-cell office:value-type="string" calcext:value-type="string">
            <text:p>TM73</text:p>
          </table:table-cell>
          <table:table-cell office:value-type="string" calcext:value-type="string">
            <text:p>No.7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4</text:p>
          </table:table-cell>
          <table:table-cell office:value-type="string" calcext:value-type="string">
            <text:p>TM74</text:p>
          </table:table-cell>
          <table:table-cell office:value-type="string" calcext:value-type="string">
            <text:p>No.7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5</text:p>
          </table:table-cell>
          <table:table-cell office:value-type="string" calcext:value-type="string">
            <text:p>TM75</text:p>
          </table:table-cell>
          <table:table-cell office:value-type="string" calcext:value-type="string">
            <text:p>No.7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6</text:p>
          </table:table-cell>
          <table:table-cell office:value-type="string" calcext:value-type="string">
            <text:p>TM76</text:p>
          </table:table-cell>
          <table:table-cell office:value-type="string" calcext:value-type="string">
            <text:p>No.7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7</text:p>
          </table:table-cell>
          <table:table-cell office:value-type="string" calcext:value-type="string">
            <text:p>TM77</text:p>
          </table:table-cell>
          <table:table-cell office:value-type="string" calcext:value-type="string">
            <text:p>No.7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8</text:p>
          </table:table-cell>
          <table:table-cell office:value-type="string" calcext:value-type="string">
            <text:p>TM78</text:p>
          </table:table-cell>
          <table:table-cell office:value-type="string" calcext:value-type="string">
            <text:p>No.7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9</text:p>
          </table:table-cell>
          <table:table-cell office:value-type="string" calcext:value-type="string">
            <text:p>TM79</text:p>
          </table:table-cell>
          <table:table-cell office:value-type="string" calcext:value-type="string">
            <text:p>No.7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0</text:p>
          </table:table-cell>
          <table:table-cell office:value-type="string" calcext:value-type="string">
            <text:p>TM80</text:p>
          </table:table-cell>
          <table:table-cell office:value-type="string" calcext:value-type="string">
            <text:p>No.8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1</text:p>
          </table:table-cell>
          <table:table-cell office:value-type="string" calcext:value-type="string">
            <text:p>TM81</text:p>
          </table:table-cell>
          <table:table-cell office:value-type="string" calcext:value-type="string">
            <text:p>No.8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2</text:p>
          </table:table-cell>
          <table:table-cell office:value-type="string" calcext:value-type="string">
            <text:p>TM82</text:p>
          </table:table-cell>
          <table:table-cell office:value-type="string" calcext:value-type="string">
            <text:p>No.8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3</text:p>
          </table:table-cell>
          <table:table-cell office:value-type="string" calcext:value-type="string">
            <text:p>TM83</text:p>
          </table:table-cell>
          <table:table-cell office:value-type="string" calcext:value-type="string">
            <text:p>No.8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4</text:p>
          </table:table-cell>
          <table:table-cell office:value-type="string" calcext:value-type="string">
            <text:p>TM84</text:p>
          </table:table-cell>
          <table:table-cell office:value-type="string" calcext:value-type="string">
            <text:p>No.8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5</text:p>
          </table:table-cell>
          <table:table-cell office:value-type="string" calcext:value-type="string">
            <text:p>TM85</text:p>
          </table:table-cell>
          <table:table-cell office:value-type="string" calcext:value-type="string">
            <text:p>No.8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6</text:p>
          </table:table-cell>
          <table:table-cell office:value-type="string" calcext:value-type="string">
            <text:p>TM86</text:p>
          </table:table-cell>
          <table:table-cell office:value-type="string" calcext:value-type="string">
            <text:p>No.8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7</text:p>
          </table:table-cell>
          <table:table-cell office:value-type="string" calcext:value-type="string">
            <text:p>TM87</text:p>
          </table:table-cell>
          <table:table-cell office:value-type="string" calcext:value-type="string">
            <text:p>No.8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8</text:p>
          </table:table-cell>
          <table:table-cell office:value-type="string" calcext:value-type="string">
            <text:p>TM88</text:p>
          </table:table-cell>
          <table:table-cell office:value-type="string" calcext:value-type="string">
            <text:p>No.8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9</text:p>
          </table:table-cell>
          <table:table-cell office:value-type="string" calcext:value-type="string">
            <text:p>TM89</text:p>
          </table:table-cell>
          <table:table-cell office:value-type="string" calcext:value-type="string">
            <text:p>No.8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0</text:p>
          </table:table-cell>
          <table:table-cell office:value-type="string" calcext:value-type="string">
            <text:p>TM90</text:p>
          </table:table-cell>
          <table:table-cell office:value-type="string" calcext:value-type="string">
            <text:p>No.9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1</text:p>
          </table:table-cell>
          <table:table-cell office:value-type="string" calcext:value-type="string">
            <text:p>TM91</text:p>
          </table:table-cell>
          <table:table-cell office:value-type="string" calcext:value-type="string">
            <text:p>No.9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2</text:p>
          </table:table-cell>
          <table:table-cell office:value-type="string" calcext:value-type="string">
            <text:p>TM92</text:p>
          </table:table-cell>
          <table:table-cell office:value-type="string" calcext:value-type="string">
            <text:p>No.9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1</text:p>
          </table:table-cell>
          <table:table-cell office:value-type="string" calcext:value-type="string">
            <text:p>HM01</text:p>
          </table:table-cell>
          <table:table-cell office:value-type="string" calcext:value-type="string">
            <text:p>ひでん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2</text:p>
          </table:table-cell>
          <table:table-cell office:value-type="string" calcext:value-type="string">
            <text:p>HM02</text:p>
          </table:table-cell>
          <table:table-cell office:value-type="string" calcext:value-type="string">
            <text:p>ひでん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3</text:p>
          </table:table-cell>
          <table:table-cell office:value-type="string" calcext:value-type="string">
            <text:p>HM03</text:p>
          </table:table-cell>
          <table:table-cell office:value-type="string" calcext:value-type="string">
            <text:p>ひでん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4</text:p>
          </table:table-cell>
          <table:table-cell office:value-type="string" calcext:value-type="string">
            <text:p>HM04</text:p>
          </table:table-cell>
          <table:table-cell office:value-type="string" calcext:value-type="string">
            <text:p>ひでん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5</text:p>
          </table:table-cell>
          <table:table-cell office:value-type="string" calcext:value-type="string">
            <text:p>HM05</text:p>
          </table:table-cell>
          <table:table-cell office:value-type="string" calcext:value-type="string">
            <text:p>ひでん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6</text:p>
          </table:table-cell>
          <table:table-cell office:value-type="string" calcext:value-type="string">
            <text:p>HM06</text:p>
          </table:table-cell>
          <table:table-cell office:value-type="string" calcext:value-type="string">
            <text:p>ひでん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7</text:p>
          </table:table-cell>
          <table:table-cell office:value-type="string" calcext:value-type="string">
            <text:p>HM07</text:p>
          </table:table-cell>
          <table:table-cell office:value-type="string" calcext:value-type="string">
            <text:p>ひでん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8</text:p>
          </table:table-cell>
          <table:table-cell office:value-type="string" calcext:value-type="string">
            <text:p>HM08</text:p>
          </table:table-cell>
          <table:table-cell office:value-type="string" calcext:value-type="string">
            <text:p>ひでん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8">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This item requires you to go to Route 224 in Diamond, Pearl &amp; Platinum. Once there, you will meet with Professor Oak and he will tell you about the White Rock. Professor Oak will explain that you are to write a note for who you are thankful for. Once done, the whole area becomes filled with flowers and it gives you access to the Flower Paradise where Shaymin resid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9">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This item requires you to go to the lock house in Canalave City in Diamond, Pearl &amp; Platinum. When there, you will be able to unlock the door and enter. As you go for a nap, you will wake up on New Moon Island where Darkrai dwe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5">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This item requires you to go to the Spear Pillar in Diamond, Pearl &amp; Platinum. When there, you will be prompted to play the Flute. When you do, a new area opens up where Arceus li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8">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This item has been used in several games and has a different appearance in them. In Red, Blue, Yellow, FireRed &amp; LeafGreen, this item is used to open Cinnabar Island's Gym after it has been locked. In Pokémon Platinum, this item can be utilised to access a new room in the Eterna City Galactic Building. In this room, there are five appliances that allow you to change Rotom's for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9">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This item, though programmed into HeartGold &amp; SoulSilver as a Key Item, is only available in Gold, Silver &amp; Crystal. In those games, it is only obtainable in Mahogany Town before you defeat Team Rocket. It has no function except you can sell it for 490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Miscellaneous</text:p>
          </table:table-cell>
          <table:table-cell office:value-type="string" calcext:value-type="string">
            <text:p>null</text:p>
          </table:table-cell>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1">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This item has different uses depending upon the game in which you are playing. In Gold, Silver &amp; Crystal, you can get this item numerous times and you can use it to heal a Pokémon by 20HP. In HeartGold &amp; SoulSilver, you get one of these items and can exchange it with a man in the Underground Route between Routes 5 &amp; 6 for TM64 - Explosion. In Black &amp; White, the RageCandyBar can be used for one of two things. First, it's capable of healing all Status problems on a single Pokémon. Secondly, you can use them to awaken the Zen Mode Darmanitan in the Desert Resor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Recovery Key Item</text:p>
          </table:table-cell>
          <table:table-cell office:value-type="string" calcext:value-type="string">
            <text:p>null</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1 Data Card 1</text:p>
          </table:table-cell>
          <table:table-cell office:value-type="string" calcext:value-type="string">
            <text:p>null</text:p>
          </table:table-cell>
        </table:table-row>
        <table:table-row table:style-name="ro5">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2 Data Card 2</text:p>
          </table:table-cell>
          <table:table-cell office:value-type="string" calcext:value-type="string">
            <text:p>null</text:p>
          </table:table-cell>
        </table:table-row>
        <table:table-row table:style-name="ro5">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dash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3 Data Card 3</text:p>
          </table:table-cell>
          <table:table-cell office:value-type="string" calcext:value-type="string">
            <text:p>null</text:p>
          </table:table-cell>
        </table:table-row>
        <table:table-row table:style-name="ro5">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jump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4 Data Card 4</text:p>
          </table:table-cell>
          <table:table-cell office:value-type="string" calcext:value-type="string">
            <text:p>null</text:p>
          </table:table-cell>
        </table:table-row>
        <table:table-row table:style-name="ro5">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Hurdle Da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5 Data Card 5</text:p>
          </table:table-cell>
          <table:table-cell office:value-type="string" calcext:value-type="string">
            <text:p>null</text:p>
          </table:table-cell>
        </table:table-row>
        <table:table-row table:style-name="ro5">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elay Run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6 Data Card 6</text:p>
          </table:table-cell>
          <table:table-cell office:value-type="string" calcext:value-type="string">
            <text:p>null</text:p>
          </table:table-cell>
        </table:table-row>
        <table:table-row table:style-name="ro5">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ennant Grab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7 Data Card 7</text:p>
          </table:table-cell>
          <table:table-cell office:value-type="string" calcext:value-type="string">
            <text:p>null</text:p>
          </table:table-cell>
        </table:table-row>
        <table:table-row table:style-name="ro5">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Block Break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8 Data Card 8</text:p>
          </table:table-cell>
          <table:table-cell office:value-type="string" calcext:value-type="string">
            <text:p>null</text:p>
          </table:table-cell>
        </table:table-row>
        <table:table-row table:style-name="ro5">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Disc Catc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9 Data Card 9</text:p>
          </table:table-cell>
          <table:table-cell office:value-type="string" calcext:value-type="string">
            <text:p>null</text:p>
          </table:table-cell>
        </table:table-row>
        <table:table-row table:style-name="ro5">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Snow Throw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0 Data Card 10</text:p>
          </table:table-cell>
          <table:table-cell office:value-type="string" calcext:value-type="string">
            <text:p>null</text:p>
          </table:table-cell>
        </table:table-row>
        <table:table-row table:style-name="ro5">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Points you have received in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1 Data Card 11</text:p>
          </table:table-cell>
          <table:table-cell office:value-type="string" calcext:value-type="string">
            <text:p>null</text:p>
          </table:table-cell>
        </table:table-row>
        <table:table-row table:style-name="ro5">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messed up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2 Data Card 12</text:p>
          </table:table-cell>
          <table:table-cell office:value-type="string" calcext:value-type="string">
            <text:p>null</text:p>
          </table:table-cell>
        </table:table-row>
        <table:table-row table:style-name="ro5">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defeated eachother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3 Data Card 13</text:p>
          </table:table-cell>
          <table:table-cell office:value-type="string" calcext:value-type="string">
            <text:p>null</text:p>
          </table:table-cell>
        </table:table-row>
        <table:table-row table:style-name="ro5">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tackl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4 Data Card 14</text:p>
          </table:table-cell>
          <table:table-cell office:value-type="string" calcext:value-type="string">
            <text:p>null</text:p>
          </table:table-cell>
        </table:table-row>
        <table:table-row table:style-name="ro5">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fall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5 Data Card 15</text:p>
          </table:table-cell>
          <table:table-cell office:value-type="string" calcext:value-type="string">
            <text:p>null</text:p>
          </table:table-cell>
        </table:table-row>
        <table:table-row table:style-name="ro5">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ing Dro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6 Data Card 16</text:p>
          </table:table-cell>
          <table:table-cell office:value-type="string" calcext:value-type="string">
            <text:p>null</text:p>
          </table:table-cell>
        </table:table-row>
        <table:table-row table:style-name="ro5">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Lamp Jum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7 Data Card 17</text:p>
          </table:table-cell>
          <table:table-cell office:value-type="string" calcext:value-type="string">
            <text:p>null</text:p>
          </table:table-cell>
        </table:table-row>
        <table:table-row table:style-name="ro5">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Circle Pu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8 Data Card 18</text:p>
          </table:table-cell>
          <table:table-cell office:value-type="string" calcext:value-type="string">
            <text:p>null</text:p>
          </table:table-cell>
        </table:table-row>
        <table:table-row table:style-name="ro5">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9 Data Card 19</text:p>
          </table:table-cell>
          <table:table-cell office:value-type="string" calcext:value-type="string">
            <text:p>null</text:p>
          </table:table-cell>
        </table:table-row>
        <table:table-row table:style-name="ro5">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0 Data Card 20</text:p>
          </table:table-cell>
          <table:table-cell office:value-type="string" calcext:value-type="string">
            <text:p>null</text:p>
          </table:table-cell>
        </table:table-row>
        <table:table-row table:style-name="ro5">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1 Data Card 21</text:p>
          </table:table-cell>
          <table:table-cell office:value-type="string" calcext:value-type="string">
            <text:p>null</text:p>
          </table:table-cell>
        </table:table-row>
        <table:table-row table:style-name="ro5">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2 Data Card 22</text:p>
          </table:table-cell>
          <table:table-cell office:value-type="string" calcext:value-type="string">
            <text:p>null</text:p>
          </table:table-cell>
        </table:table-row>
        <table:table-row table:style-name="ro5">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relie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3 Data Card 23</text:p>
          </table:table-cell>
          <table:table-cell office:value-type="string" calcext:value-type="string">
            <text:p>null</text:p>
          </table:table-cell>
        </table:table-row>
        <table:table-row table:style-name="ro5">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Goal Roll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4 Data Card 24</text:p>
          </table:table-cell>
          <table:table-cell office:value-type="string" calcext:value-type="string">
            <text:p>null</text:p>
          </table:table-cell>
        </table:table-row>
        <table:table-row table:style-name="ro5">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individual award points you have recei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5 Data Card 25</text:p>
          </table:table-cell>
          <table:table-cell office:value-type="string" calcext:value-type="string">
            <text:p>null</text:p>
          </table:table-cell>
        </table:table-row>
        <table:table-row table:style-name="ro5">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touch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6 Data Card 26</text:p>
          </table:table-cell>
          <table:table-cell office:value-type="string" calcext:value-type="string">
            <text:p>null</text:p>
          </table:table-cell>
        </table:table-row>
        <table:table-row table:style-name="ro5">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time you have played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7 Data Card 27</text:p>
          </table:table-cell>
          <table:table-cell office:value-type="string" calcext:value-type="string">
            <text:p>null</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2">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This item remains mysterious. However, the HeartGold/SoulSilver text contains the following; "View Lock Capsule Card" in Mystery Gift options "The Lock Capsule is held in the strictest safekeeping." &amp; "The Lock Capsule was delivered safely!" In Pokémon Black &amp; White, you can take the Lock Capsule to a character within Castelia City, Mr. Lock. Mr. Lock will tell you that the item inside got hidden within to protect it from Team Rocket. He will open it and give you TM95.</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0">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This item has different uses depending upon the game in which you are playing. In Ruby, this item awakens Groudon in the Cave of Origin. In SoulSilver, this item allows Groudon to appear in the Embedded Tower In Omega Ruby &amp; Alpha Sapphire, when held by Groudon, it will cause it to become Primal Groudon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0">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This item has different uses depending upon the game in which you are playing. In Sapphire this item awakens Kyogre in the Cave of Origin. In HeartGold, this item allows Kyogre to appear in the Embedded Tower In Omega Ruby &amp; Alpha Sapphire, when held by Kyogre, it will cause it to become Primal Kyogre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5">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This item, when taken to the Pewter Museum, will be discovered to be the Soul Dew and given to you. It will also activate Latios &amp; Latias to appear in Pewter City in HeartGold &amp; SoulSilver respective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1-28T22:44:02.737489724</dc:date>
    <meta:editing-duration>PT14H3M16S</meta:editing-duration>
    <meta:editing-cycles>45</meta:editing-cycles>
    <meta:generator>LibreOffice/7.3.7.2$Linux_X86_64 LibreOffice_project/30$Build-2</meta:generator>
    <meta:document-statistic meta:table-count="1" meta:cell-count="7591" meta:object-count="0"/>
  </office:meta>
</office:document-meta>
</file>